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aps Ceramic SM 0805</text:p>
      <text:p text:style-name="Standard"/>
      <text:p text:style-name="Standard"><text:s/>100n <text:s text:c="8"/>C1 <text:s text:c="2"/>C103 <text:s text:c="3"/>C11 <text:s text:c="4"/>C12 <text:s/>C17 <text:s text:c="2"/>C19 <text:s text:c="2"/>C2 <text:s/>C20 C21 <text:s/>C22 <text:s text:c="2"/>C23 <text:s text:c="2"/>C27 <text:s/>C28 <text:s text:c="3"/>C29 <text:s text:c="4"/>C30 <text:s text:c="7"/></text:p>
      <text:p text:style-name="Standard"><text:s text:c="5"/><text:tab/>C34 C39 <text:s/>C40 <text:s text:c="2"/>C41 <text:s text:c="2"/>C43 <text:s/>C52 C55 <text:s/>C59 <text:s text:c="2"/>C62 <text:s text:c="4"/>C63 <text:s/>C64 <text:s text:c="2"/>C65 <text:s/>C66 <text:s/>C68 <text:s/>C71 <text:s text:c="2"/>C75 <text:s/><text:tab/>C76 C87 <text:s text:c="2"/>C88 <text:s/>C89 <text:s/>C9 <text:s/>C91 <text:s/>C92 C93 C94 C95 <text:s/>C99</text:p>
      <text:p text:style-name="Standard"/>
      <text:p text:style-name="Standard"><text:s/>100p <text:s text:c="8"/>C79 <text:s text:c="3"/>C80 <text:s text:c="3"/>C81 <text:s text:c="4"/>C82 <text:s text:c="3"/></text:p>
      <text:p text:style-name="Standard"/>
      <text:p text:style-name="Standard"><text:s/>10n <text:s text:c="9"/>C101 <text:s/>C102C42 <text:s text:c="2"/>C44 C45 <text:s text:c="2"/>C48 <text:s text:c="3"/>C49 <text:s text:c="2"/>C50 <text:s/>C90 <text:s text:c="2"/>C96 <text:s/></text:p>
      <text:p text:style-name="Standard"/>
      <text:p text:style-name="Standard"><text:s/>1n <text:s text:c="10"/>C100 <text:s text:c="3"/></text:p>
      <text:p text:style-name="Standard"/>
      <text:p text:style-name="Standard"><text:s/>1u <text:s text:c="11"/>C83 <text:s/>C84 <text:s/>C85 <text:s/>C86 <text:s text:c="4"/>C97 <text:s text:c="4"/>C98 <text:s/></text:p>
      <text:p text:style-name="Standard"/>
      <text:p text:style-name="Standard"><text:s/>56p <text:s text:c="9"/>C46 <text:s text:c="6"/></text:p>
      <text:p text:style-name="Standard"/>
      <text:p text:style-name="Standard"><text:s/>5n <text:s text:c="10"/>C69 <text:s text:c="4"/>C70 <text:s text:c="3"/>C72 <text:s text:c="3"/>C73 <text:s text:c="6"/></text:p>
      <text:p text:style-name="Standard"/>
      <text:p text:style-name="Standard"><text:s/>820p <text:s text:c="8"/>C47 <text:s text:c="6"/></text:p>
      <text:p text:style-name="Standard"/>
      <text:p text:style-name="Standard">Caps SM Tant </text:p>
      <text:p text:style-name="Standard"/>
      <text:p text:style-name="Standard"><text:s/>10u/10V <text:s text:c="6"/>C33 <text:s text:c="4"/></text:p>
      <text:p text:style-name="Standard"><text:s/></text:p>
      <text:p text:style-name="Standard"><text:s/>10u/16V <text:s text:c="5"/>Tant C18 <text:s text:c="4"/>C58 <text:s text:c="5"/></text:p>
      <text:p text:style-name="Standard"/>
      <text:p text:style-name="Standard"><text:s/>10u/6V <text:s text:c="7"/>Tant C24 <text:s text:c="3"/>C25 <text:s text:c="2"/>C26 <text:s text:c="2"/>C31 <text:s text:c="2"/>C32 <text:s text:c="3"/>C35 <text:s text:c="3"/>C74 <text:s text:c="4"/>C57 </text:p>
      <text:p text:style-name="Standard"><text:s/></text:p>
      <text:p text:style-name="Standard"><text:s/>22u/16V <text:s text:c="5"/>C13 <text:s/>C14 <text:s/>C15 <text:s text:c="4"/>C16 <text:s text:c="5"/></text:p>
      <text:p text:style-name="Standard"><text:s/></text:p>
      <text:p text:style-name="Standard"><text:s/>22u/6V <text:s text:c="6"/>C8 <text:s text:c="7"/></text:p>
      <text:p text:style-name="Standard"/>
      <text:p text:style-name="Standard"><text:s/>47u/16V <text:s text:c="5"/>C60 <text:s text:c="2"/>C61 <text:s text:c="5"/></text:p>
      <text:p text:style-name="Standard"/>
      <text:p text:style-name="Standard"><text:s/>100K <text:s text:c="3"/>Resistor pack 8 to 1 common <text:s text:c="4"/>RP1 <text:s text:c="2"/>RP2 <text:s text:c="2"/>RP3 <text:s text:c="2"/>RP4 <text:s text:c="3"/>RP5 <text:s text:c="2"/>RP6 <text:s/></text:p>
      <text:p text:style-name="Standard"><text:s text:c="7"/></text:p>
      <text:p text:style-name="Standard">Resistors SM 0805</text:p>
      <text:p text:style-name="Standard"/>
      <text:p text:style-name="Standard">100 <text:s text:c="9"/>R61 <text:s text:c="5"/>R62 <text:s text:c="2"/>R18 <text:s text:c="2"/>R19 <text:s text:c="2"/>R2 R20 <text:s/>R21 R22 R59 <text:s/>R60 <text:s text:c="3"/>R7 <text:s text:c="3"/>R8 <text:s text:c="5"/></text:p>
      <text:p text:style-name="Standard"><text:s text:c="4"/></text:p>
      <text:p text:style-name="Standard">100K <text:s text:c="8"/>R37 <text:s text:c="6"/></text:p>
      <text:p text:style-name="Standard"/>
      <text:p text:style-name="Standard"><text:s/>10K <text:s text:c="10"/>R13 <text:s text:c="3"/>R14 <text:s/>R23 R24 R25 <text:s/>R26 R27 <text:s/>R28 R29 <text:s/>R30 R31 R32 <text:s/>R33 R34 <text:s/>R36 </text:p>
      <text:p text:style-name="Standard"/>
      <text:p text:style-name="Standard"><text:s/>1K <text:s text:c="10"/>R10 <text:s text:c="2"/>R5 <text:s text:c="5"/>R58 <text:s text:c="2"/>R6 <text:s/>R64 <text:s/>R9 <text:s text:c="4"/></text:p>
      <text:p text:style-name="Standard"/>
      <text:p text:style-name="Standard"><text:s/>1K2 <text:s text:c="9"/>R15 <text:s text:c="2"/>R16 <text:s text:c="5"/></text:p>
      <text:p text:style-name="Standard"/>
      <text:p text:style-name="Standard"><text:s/>120R <text:s text:c="8"/>R39 <text:s text:c="6"/></text:p>
      <text:p text:style-name="Standard"><text:soft-page-break/></text:p>
      <text:p text:style-name="Standard"/>
      <text:p text:style-name="Standard"><text:s/>12K <text:s text:c="9"/>R38 <text:s/>R51 <text:s/>R52 <text:s text:c="2"/>R53 <text:s text:c="3"/>R54 <text:s text:c="6"/></text:p>
      <text:p text:style-name="Standard"><text:s text:c="19"/></text:p>
      <text:p text:style-name="Standard"><text:s/>1K5 <text:s text:c="9"/>R17 <text:s text:c="4"/></text:p>
      <text:p text:style-name="Standard"/>
      <text:p text:style-name="Standard"><text:s/>180 <text:s text:c="9"/>R41 <text:s text:c="4"/>R42 <text:s text:c="2"/>R43 <text:s text:c="3"/>R44 <text:s text:c="3"/>R47 <text:s text:c="2"/>R48 <text:s text:c="2"/>R49 <text:s/>R50 <text:s text:c="4"/></text:p>
      <text:p text:style-name="Standard"/>
      <text:p text:style-name="Standard">220 <text:s text:c="9"/>R63 <text:s text:c="6"/></text:p>
      <text:p text:style-name="Standard"/>
      <text:p text:style-name="Standard">470R <text:s text:c="8"/>R35 <text:s text:c="6"/></text:p>
      <text:p text:style-name="Standard"/>
      <text:p text:style-name="Standard"><text:s/>4R99 <text:s text:c="8"/>R11 <text:s text:c="3"/>R12 <text:s text:c="5"/><text:a xlink:type="simple" xlink:href="http://search.digikey.com/scripts/DkSearch/dksus.dll?Detail&amp;name=311-4.99CRCT-ND">311-4.99CRCT-ND</text:a></text:p>
      <text:p text:style-name="Standard"><text:s text:c="7"/></text:p>
      <text:p text:style-name="Standard"><text:s/>50R <text:s text:c="9"/>R3 <text:s text:c="7"/>R4 <text:s text:c="2"/></text:p>
      <text:p text:style-name="Standard"><text:s text:c="14"/></text:p>
      <text:p text:style-name="Standard"><text:s/>51R <text:s text:c="9"/>R56 <text:s text:c="6"/>R57 <text:s text:c="3"/></text:p>
      <text:p text:style-name="Standard"><text:s text:c="13"/></text:p>
      <text:p text:style-name="Standard"><text:s/>560R <text:s text:c="8"/>R55 <text:s text:c="6"/></text:p>
      <text:p text:style-name="Standard"/>
      <text:p text:style-name="Standard"><text:s/>866R <text:s text:c="8"/>R40 <text:s text:c="6"/></text:p>
      <text:p text:style-name="Standard"/>
      <text:p text:style-name="Standard"><text:s/>8K2 <text:s text:c="9"/>R45 <text:s text:c="3"/>R46 <text:s text:c="5"/></text:p>
      <text:p text:style-name="Standard"/>
      <text:p text:style-name="Standard">0R <text:s/><text:tab/> <text:s text:c="3"/>JP2 <text:s text:c="4"/>JP3 <text:s text:c="3"/></text:p>
      <text:p text:style-name="Standard"><text:s/></text:p>
      <text:p text:style-name="Standard"/>
      <text:p text:style-name="Standard">Inductors </text:p>
      <text:p text:style-name="Standard"/>
      <text:p text:style-name="Standard"><text:s/>FB <text:s text:c="10"/>L17 <text:s text:c="5"/>L18 <text:s text:c="4"/>L4 <text:s text:c="6"/>L5 <text:s text:c="3"/>L6 <text:s text:c="5"/>L7 <text:s text:c="6"/><text:a xlink:type="simple" xlink:href="http://search.digikey.com/scripts/DkSearch/dksus.dll?Detail&amp;name=240-2566-1-ND">240-2566-1-ND</text:a> <text:s text:c="15"/></text:p>
      <text:p text:style-name="Standard"><text:s/></text:p>
      <text:p text:style-name="Standard"><text:s/>200uH <text:s text:c="7"/>L13 <text:s text:c="4"/>L14 <text:s text:c="2"/>L15 <text:s text:c="2"/>L16 <text:s text:c="4"/></text:p>
      <text:p text:style-name="Standard"/>
      <text:p text:style-name="Standard"/>
      <text:p text:style-name="Standard">ICs</text:p>
      <text:p text:style-name="Standard"/>
      <text:p text:style-name="Standard">AD9912 <text:s text:c="6"/>Analog Devices DDS U15 <text:s text:c="4"/><text:a xlink:type="simple" xlink:href="http://search.digikey.com/scripts/DkSearch/dksus.dll?Detail&amp;name=AD9912BCPZ-ND">AD9912BCPZ-ND</text:a></text:p>
      <text:p text:style-name="Standard"/>
      <text:p text:style-name="Standard"><text:s/>CVHD-950 <text:s text:c="4"/>Crystek Clock Module 100MHz U28 <text:s text:c="4"/><text:a xlink:type="simple" xlink:href="http://search.digikey.com/scripts/DkSearch/dksus.dll?Detail&amp;name=744-1213-ND">744-1213-ND</text:a></text:p>
      <text:p text:style-name="Standard"/>
      <text:p text:style-name="Standard"><text:s/>DRV135 <text:s text:c="6"/>Differential output Op amps SOIC8 U3 <text:s text:c="2"/>U4 <text:s text:c="5"/><text:a xlink:type="simple" xlink:href="http://search.digikey.com/scripts/DkSearch/dksus.dll?Detail&amp;name=DRV135UA/2K5-ND">DRV135UA/2K5-ND</text:a></text:p>
      <text:p text:style-name="Standard"><text:s text:c="12"/></text:p>
      <text:p text:style-name="Standard"><text:s/>EPM240T100C5N<text:tab/>Altera FPGA <text:tab/>TQFP100 <text:s/>U11 <text:s text:c="6"/><text:a xlink:type="simple" xlink:href="http://search.digikey.com/scripts/DkSearch/dksus.dll?Detail&amp;name=544-1964-ND">544-1964-ND</text:a></text:p>
      <text:p text:style-name="Standard"/>
      <text:p text:style-name="Standard"><text:s/>LM8261 <text:s text:c="6"/>Opamp U27 <text:s text:c="4"/><text:a xlink:type="simple" xlink:href="http://search.digikey.com/scripts/DkSearch/dksus.dll?Detail&amp;name=LM8261M5CT-ND">LM8261M5CT-ND</text:a></text:p>
      <text:p text:style-name="Standard"/>
      <text:p text:style-name="Standard"><text:s/>LTC1452 <text:s text:c="5"/>DAC <text:s/>SOIC8 <text:s/>U12 <text:s text:c="6"/><text:a xlink:type="simple" xlink:href="http://search.digikey.com/scripts/DkSearch/dksus.dll?Detail&amp;name=LTC1452CS8%23PBF-ND">LTC1452CS8#PBF-ND</text:a></text:p>
      <text:p text:style-name="Standard"/>
      <text:p text:style-name="Standard"><text:s/>OPA1632 <text:s text:c="5"/>Differential out opamp SOIC8 U21 <text:s text:c="2"/>U22 <text:s text:c="5"/><text:a xlink:type="simple" xlink:href="http://search.digikey.com/scripts/DkSearch/dksus.dll?Detail&amp;name=296-16679-5-ND">296-16679-5-ND</text:a></text:p>
      <text:p text:style-name="Standard"><text:s text:c="8"/></text:p>
      <text:p text:style-name="Standard"><text:soft-page-break/><text:s/>OPA2674 <text:s text:c="3"/>Current Mode opamp 260MHz SOIC8 <text:s/>U2 <text:s text:c="3"/><text:a xlink:type="simple" xlink:href="http://search.digikey.com/scripts/DkSearch/dksus.dll?Detail&amp;name=296-15212-5-ND">296-15212-5-ND</text:a></text:p>
      <text:p text:style-name="Standard"><text:s text:c="8"/></text:p>
      <text:p text:style-name="Standard"><text:s/>SN65LVDS34D <text:s/>DDS Out Driver SOIC8 U23 <text:s text:c="5"/><text:a xlink:type="simple" xlink:href="http://search.digikey.com/scripts/DkSearch/dksus.dll?Detail&amp;name=296-9744-5-ND">296-9744-5-ND</text:a></text:p>
      <text:p text:style-name="Standard"/>
      <text:p text:style-name="Standard"><text:s/>SN74AUC2G53 <text:s/>Mixer SPDT Switch U18 <text:s/>U19 <text:s text:c="2"/>U24 <text:s/>U25 <text:s text:c="3"/><text:a xlink:type="simple" xlink:href="http://search.digikey.com/scripts/DkSearch/dksus.dll?Detail&amp;name=296-16634-1-ND">296-16634-1-ND</text:a></text:p>
      <text:p text:style-name="Standard"/>
      <text:p text:style-name="Standard">Regulators</text:p>
      <text:p text:style-name="Standard"/>
      <text:p text:style-name="Standard"><text:s/>LD1117S18TR <text:s text:c="6"/>U6 <text:s text:c="4"/>1.8V SOT-223 <text:s text:c="3"/><text:a xlink:type="simple" xlink:href="http://search.digikey.com/scripts/DkSearch/dksus.dll?Detail&amp;name=497-7308-1-ND">497-7308-1-ND</text:a></text:p>
      <text:p text:style-name="Standard"/>
      <text:p text:style-name="Standard"><text:s/>LD1117S33CTR <text:tab/>U10 <text:s/><text:tab/>3.3V SOT-223 <text:s text:c="3"/><text:s/></text:p>
      <text:p text:style-name="Standard"/>
      <text:p text:style-name="Standard"><text:s/>LD1117SC-R <text:s text:c="2"/>U17 <text:s text:c="2"/>Adjustable Pos SOT-223 <text:s text:c="3"/><text:a xlink:type="simple" xlink:href="http://search.digikey.com/scripts/DkSearch/dksus.dll?Detail&amp;name=497-4241-1-ND">497-4241-1-ND</text:a></text:p>
      <text:p text:style-name="Standard"/>
      <text:p text:style-name="Standard"><text:s/>LK112SXX18 <text:s text:c="2"/>U7 <text:s text:c="3"/>U8 <text:s/>1.8V SOT23-5 <text:s text:c="2"/><text:a xlink:type="simple" xlink:href="http://search.digikey.com/scripts/DkSearch/dksus.dll?Detail&amp;name=497-7811-1-ND">497-7811-1-ND</text:a></text:p>
      <text:p text:style-name="Standard"><text:s text:c="2"/></text:p>
      <text:p text:style-name="Standard"><text:s/>LK112SXX33 <text:s text:c="4"/>3.3V SOT23-5 <text:s text:c="2"/>U20 <text:s/>U5 <text:s/>U9 <text:s text:c="4"/><text:a xlink:type="simple" xlink:href="http://search.digikey.com/scripts/DkSearch/dksus.dll?Detail&amp;name=497-6450-1-ND">497-6450-1-ND</text:a></text:p>
      <text:p text:style-name="Standard"/>
      <text:p text:style-name="Standard"><text:s/>LT1964ES5-BYP Negative Regulator U26 <text:s text:c="7"/><text:a xlink:type="simple" xlink:href="http://search.digikey.com/scripts/DkSearch/dksus.dll?Detail&amp;name=LT1964ES5-BYP%23TRMPBFCT-ND">LT1964ES5-BYP#TRMPBFCT-ND</text:a></text:p>
      <text:p text:style-name="Standard"/>
      <text:p text:style-name="Standard">Diodes</text:p>
      <text:p text:style-name="Standard"/>
      <text:p text:style-name="Standard"><text:s/>SM LED <text:s/>GREEN <text:s text:c="9"/>D2 <text:s text:c="2"/></text:p>
      <text:p text:style-name="Standard"/>
      <text:p text:style-name="Standard"><text:s/>SM LED <text:s/>RED <text:s text:c="9"/>D3 <text:s text:c="4"/>D4 <text:s text:c="2"/>D5 <text:s text:c="14"/></text:p>
      <text:p text:style-name="Standard"/>
      <text:p text:style-name="Standard"><text:s/>SM LED <text:s/>YELLOW <text:s text:c="9"/>D1 <text:s text:c="3"/></text:p>
      <text:p text:style-name="Standard"><text:s/></text:p>
      <text:p text:style-name="Standard">Minicircuits </text:p>
      <text:p text:style-name="Standard"/>
      <text:p text:style-name="Standard"><text:s/>TC4-1T <text:s text:c="6"/>T1 <text:s text:c="5"/>T2 <text:s text:c="5"/>T4 <text:s text:c="3"/>T5 <text:s text:c="3"/>T6 </text:p>
      <text:p text:style-name="Standard"/>
      <text:p text:style-name="Standard"><text:s/>ADT1.5-1 <text:s text:c="4"/>T3 <text:s text:c="5"/></text:p>
      <text:p text:style-name="Standard"/>
      <text:p text:style-name="Standard">SCLF-65 <text:s text:c="5"/>F1 <text:s text:c="3"/>F3 <text:s text:c="6"/></text:p>
      <text:p text:style-name="Standard"/>
      <text:p text:style-name="Standard">LFCN-320 <text:s text:c="4"/>F2 <text:s text:c="7"/></text:p>
      <text:p text:style-name="Standard"/>
      <text:p text:style-name="Standard">Connectors </text:p>
      <text:p text:style-name="Standard"/>
      <text:p text:style-name="Standard">SMB Rt angle socket <text:s text:c="5"/>P2 <text:s text:c="3"/>P1 <text:s text:c="11"/></text:p>
      <text:p text:style-name="Standard"/>
      <text:p text:style-name="Standard"><text:s/>SMB socket Ext Clock <text:s text:c="3"/>J5 <text:s text:c="4"/></text:p>
      <text:p text:style-name="Standard"><text:s text:c="3"/></text:p>
      <text:p text:style-name="Standard"><text:s/>Ethernet connector RX_OUT <text:s text:c="6"/>P4 <text:s text:c="7"/></text:p>
      <text:p text:style-name="Standard"/>
      <text:p text:style-name="Standard"><text:s/>2.5mm Jack QSE_AUDIO_IN J1 <text:s text:c="7"/></text:p>
      <text:p text:style-name="Standard"><text:s text:c="3"/></text:p>
      <text:p text:style-name="Standard">Atlas Backplane connector <text:s/>J4 <text:s text:c="7"/></text:p>
      <text:p text:style-name="Standard"/>
      <text:p text:style-name="Standard"><text:soft-page-break/>2 Pin <text:s/>header 2.5mm spacing ClockPLL <text:s text:c="4"/>J6 <text:s text:c="7"/>LAST JTAG <text:s text:c="3"/>JP1 <text:s text:c="7"/></text:p>
      <text:p text:style-name="Standard"/>
      <text:p text:style-name="Standard"><text:s/>10 pin IDC Boxed header JTAG-CPLD <text:s text:c="3"/>P3 <text:s text:c="7"/></text:p>
      <text:p text:style-name="Standard"><text:s text:c="11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01-10T16:37:02</meta:creation-date>
    <dc:date>2010-01-14T08:04:40</dc:date>
    <meta:editing-cycles>5</meta:editing-cycles>
    <meta:editing-duration>P3DT13H11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94" meta:word-count="466" meta:character-count="3380"/>
  </office:meta>
</office:document-meta>
</file>